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ucida Grande" svg:font-family="'Lucida Grande', 'Lucida Sans', 'Microsoft Sans Serif', 'Lucida Sans Unicode', Verdana, Sans-serif, 'trebuchet ms'"/>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Monospace" svg:font-family="Monospace" style:font-adornments="Predeterminado"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7" style:family="table">
      <style:table-properties style:width="16cm" table:align="margins"/>
    </style:style>
    <style:style style:name="Tabla7.A" style:family="table-column">
      <style:table-column-properties style:column-width="5.332cm" style:rel-column-width="3023*"/>
    </style:style>
    <style:style style:name="Tabla7.B" style:family="table-column">
      <style:table-column-properties style:column-width="1.762cm" style:rel-column-width="999*"/>
    </style:style>
    <style:style style:name="Tabla7.C" style:family="table-column">
      <style:table-column-properties style:column-width="8.906cm" style:rel-column-width="5049*"/>
    </style:style>
    <style:style style:name="Tabla7.A1" style:family="table-cell">
      <style:table-cell-properties fo:background-color="#99ff99" fo:padding="0.097cm" fo:border-left="0.05pt solid #000000" fo:border-right="none" fo:border-top="0.05pt solid #000000" fo:border-bottom="0.05pt solid #000000">
        <style:background-image/>
      </style:table-cell-properties>
    </style:style>
    <style:style style:name="Tabla7.C1" style:family="table-cell">
      <style:table-cell-properties fo:background-color="#99ff99"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8" style:family="table">
      <style:table-properties style:width="16cm" table:align="margins"/>
    </style:style>
    <style:style style:name="Tabla8.A" style:family="table-column">
      <style:table-column-properties style:column-width="5.332cm" style:rel-column-width="3023*"/>
    </style:style>
    <style:style style:name="Tabla8.B" style:family="table-column">
      <style:table-column-properties style:column-width="2.175cm" style:rel-column-width="1233*"/>
    </style:style>
    <style:style style:name="Tabla8.C" style:family="table-column">
      <style:table-column-properties style:column-width="8.493cm" style:rel-column-width="4815*"/>
    </style:style>
    <style:style style:name="Tabla8.A1" style:family="table-cell">
      <style:table-cell-properties fo:background-color="#99ff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ff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6cm" table:align="margins"/>
    </style:style>
    <style:style style:name="Tabla9.A" style:family="table-column">
      <style:table-column-properties style:column-width="4.796cm" style:rel-column-width="2719*"/>
    </style:style>
    <style:style style:name="Tabla9.B" style:family="table-column">
      <style:table-column-properties style:column-width="11.204cm" style:rel-column-width="6352*"/>
    </style:style>
    <style:style style:name="Tabla9.A1" style:family="table-cell">
      <style:table-cell-properties fo:background-color="#99ff99" fo:padding="0.097cm" fo:border-left="0.05pt solid #000000" fo:border-right="none" fo:border-top="0.05pt solid #000000" fo:border-bottom="0.05pt solid #000000">
        <style:background-image/>
      </style:table-cell-properties>
    </style:style>
    <style:style style:name="Tabla9.B1" style:family="table-cell">
      <style:table-cell-properties fo:background-color="#99ff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10" style:family="table">
      <style:table-properties style:width="16cm" table:align="margins"/>
    </style:style>
    <style:style style:name="Tabla10.A" style:family="table-column">
      <style:table-column-properties style:column-width="4.168cm" style:rel-column-width="17071*"/>
    </style:style>
    <style:style style:name="Tabla10.B" style:family="table-column">
      <style:table-column-properties style:column-width="1.24cm" style:rel-column-width="5078*"/>
    </style:style>
    <style:style style:name="Tabla10.C" style:family="table-column">
      <style:table-column-properties style:column-width="2.932cm" style:rel-column-width="12007*"/>
    </style:style>
    <style:style style:name="Tabla10.D" style:family="table-column">
      <style:table-column-properties style:column-width="7.661cm" style:rel-column-width="31379*"/>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loext: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loext: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text-properties fo:color="#000000"/>
    </style:style>
    <style:style style:name="P7" style:family="paragraph" style:parent-style-name="Text_20_body">
      <style:paragraph-properties fo:text-align="justify" style:justify-single-word="false"/>
      <style:text-properties fo:color="#000000"/>
    </style:style>
    <style:style style:name="P8" style:family="paragraph" style:parent-style-name="Text_20_body">
      <style:paragraph-properties fo:text-align="justify" style:justify-single-word="false"/>
      <style:text-properties fo:color="#000000" style:font-name-asian="MS Mincho" style:font-name-complex="Tahoma1"/>
    </style:style>
    <style:style style:name="P9" style:family="paragraph" style:parent-style-name="Text_20_body">
      <style:text-properties fo:color="#000000" fo:language="zxx" fo:country="none" style:language-asian="zxx" style:country-asian="none"/>
    </style:style>
    <style:style style:name="P10" style:family="paragraph" style:parent-style-name="Text_20_body">
      <style:text-properties fo:color="#000000" fo:language="zxx" fo:country="none" officeooo:rsid="005d9874" officeooo:paragraph-rsid="005d9874" style:language-asian="zxx" style:country-asian="none"/>
    </style:style>
    <style:style style:name="P11" style:family="paragraph" style:parent-style-name="Text_20_body">
      <style:text-properties fo:font-variant="normal" fo:text-transform="none" fo:color="#000000" style:font-name="Lucida Grande" fo:font-size="12pt" fo:letter-spacing="normal" fo:font-style="normal" fo:font-weight="normal" officeooo:rsid="005d9874" officeooo:paragraph-rsid="005d9874"/>
    </style:style>
    <style:style style:name="P12" style:family="paragraph" style:parent-style-name="Text_20_body">
      <style:text-properties fo:font-variant="normal" fo:text-transform="none" fo:color="#000000" style:font-name="Lucida Grande" fo:font-size="12pt" fo:letter-spacing="normal" fo:font-style="normal" fo:font-weight="normal" officeooo:rsid="005ed27c" officeooo:paragraph-rsid="005ed27c"/>
    </style:style>
    <style:style style:name="P13" style:family="paragraph" style:parent-style-name="Text_20_body">
      <style:text-properties fo:font-variant="normal" fo:text-transform="none" fo:color="#000000" style:font-name="Lucida Grande" fo:font-size="12pt" fo:letter-spacing="normal" fo:font-style="normal" fo:font-weight="normal" officeooo:rsid="005f0416" officeooo:paragraph-rsid="005f0416" style:font-size-asian="10pt" style:font-style-asian="italic" style:font-size-complex="10pt" style:font-style-complex="italic"/>
    </style:style>
    <style:style style:name="P14" style:family="paragraph" style:parent-style-name="Text_20_body">
      <style:text-properties officeooo:rsid="0072a5c7" officeooo:paragraph-rsid="0072a5c7"/>
    </style:style>
    <style:style style:name="P15" style:family="paragraph" style:parent-style-name="Text_20_body">
      <style:text-properties officeooo:rsid="007405ce" officeooo:paragraph-rsid="007405ce"/>
    </style:style>
    <style:style style:name="P16" style:family="paragraph" style:parent-style-name="Text_20_body">
      <style:text-properties officeooo:rsid="0076a6a6" officeooo:paragraph-rsid="0076a6a6"/>
    </style:style>
    <style:style style:name="P17" style:family="paragraph" style:parent-style-name="Text_20_body">
      <style:text-properties officeooo:rsid="007dafbb" officeooo:paragraph-rsid="007dafbb"/>
    </style:style>
    <style:style style:name="P18" style:family="paragraph" style:parent-style-name="Text_20_body">
      <style:text-properties officeooo:rsid="007db904" officeooo:paragraph-rsid="007db904"/>
    </style:style>
    <style:style style:name="P19" style:family="paragraph" style:parent-style-name="Standard">
      <style:text-properties fo:font-size="12pt" style:font-size-asian="12pt" style:font-size-complex="12pt"/>
    </style:style>
    <style:style style:name="P20" style:family="paragraph" style:parent-style-name="Text_20_body">
      <style:paragraph-properties fo:padding="0cm" fo:border="none"/>
    </style:style>
    <style:style style:name="P21" style:family="paragraph" style:parent-style-name="Subtitle">
      <style:paragraph-properties fo:padding="0cm" fo:border="none"/>
    </style:style>
    <style:style style:name="P22" style:family="paragraph" style:parent-style-name="Title">
      <style:paragraph-properties fo:padding="0cm" fo:border="none"/>
      <style:text-properties officeooo:rsid="005bf113" officeooo:paragraph-rsid="005bf113"/>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fo:font-weight="normal" officeooo:rsid="001045f5" officeooo:paragraph-rsid="001045f5" style:font-weight-asian="normal" style:font-weight-complex="normal"/>
    </style:style>
    <style:style style:name="P28" style:family="paragraph" style:parent-style-name="Table_20_Contents">
      <style:text-properties fo:font-weight="normal" officeooo:rsid="004c99f7" officeooo:paragraph-rsid="004c99f7" style:font-weight-asian="normal" style:font-weight-complex="normal"/>
    </style:style>
    <style:style style:name="P29" style:family="paragraph" style:parent-style-name="Table_20_Contents">
      <style:text-properties officeooo:rsid="001073ae" officeooo:paragraph-rsid="001073ae"/>
    </style:style>
    <style:style style:name="P30" style:family="paragraph" style:parent-style-name="Table_20_Contents">
      <style:paragraph-properties fo:text-align="center" style:justify-single-word="false"/>
      <style:text-properties officeooo:rsid="004b75ae" officeooo:paragraph-rsid="004b75ae"/>
    </style:style>
    <style:style style:name="P31" style:family="paragraph" style:parent-style-name="Table_20_Contents">
      <style:text-properties officeooo:rsid="006c57f1" officeooo:paragraph-rsid="006c57f1"/>
    </style:style>
    <style:style style:name="P32" style:family="paragraph" style:parent-style-name="Nota_20_al_20_pié">
      <style:paragraph-properties fo:text-align="start" style:justify-single-word="false"/>
    </style:style>
    <style:style style:name="P33" style:family="paragraph" style:parent-style-name="Standard">
      <style:paragraph-properties fo:break-before="page"/>
    </style:style>
    <style:style style:name="P34" style:family="paragraph" style:parent-style-name="Tema" style:master-page-name="">
      <style:paragraph-properties style:page-number="auto" fo:padding="0cm" fo:border-left="none" fo:border-right="none" fo:border-top="none" fo:border-bottom="0.51pt solid #808080" style:shadow="none"/>
      <style:text-properties fo:font-size="14pt" style:font-size-asian="14pt" style:font-size-complex="14pt"/>
    </style:style>
    <style:style style:name="P35" style:family="paragraph" style:parent-style-name="Standard" style:master-page-name="Portada">
      <style:paragraph-properties style:page-number="auto"/>
    </style:style>
    <style:style style:name="P36" style:family="paragraph" style:parent-style-name="Standard">
      <style:text-properties fo:font-variant="normal" fo:text-transform="none" fo:color="#000000" style:font-name="Lucida Grande" fo:font-size="12pt" fo:letter-spacing="normal" fo:font-style="normal" fo:font-weight="normal" officeooo:rsid="00848122" officeooo:paragraph-rsid="008ed774"/>
    </style:style>
    <style:style style:name="P37" style:family="paragraph" style:parent-style-name="Standard">
      <style:text-properties fo:font-variant="normal" fo:text-transform="none" fo:color="#000000" style:font-name="Lucida Grande" fo:font-size="12pt" fo:letter-spacing="normal" fo:font-style="normal" fo:font-weight="normal" officeooo:rsid="008f8b17" officeooo:paragraph-rsid="008f8b17"/>
    </style:style>
    <style:style style:name="P38" style:family="paragraph" style:parent-style-name="Standard">
      <style:text-properties officeooo:rsid="0090ed08" officeooo:paragraph-rsid="0090ed08"/>
    </style:style>
    <style:style style:name="P39" style:family="paragraph" style:parent-style-name="Standard">
      <style:text-properties officeooo:rsid="009429d1" officeooo:paragraph-rsid="009429d1"/>
    </style:style>
    <style:style style:name="P40" style:family="paragraph" style:parent-style-name="Standard">
      <style:text-properties officeooo:paragraph-rsid="009429d1"/>
    </style:style>
    <style:style style:name="P41" style:family="paragraph" style:parent-style-name="Standard">
      <style:text-properties officeooo:paragraph-rsid="00956da9"/>
    </style:style>
    <style:style style:name="P42" style:family="paragraph" style:parent-style-name="Standard">
      <style:text-properties officeooo:rsid="009b8647" officeooo:paragraph-rsid="009b8647"/>
    </style:style>
    <style:style style:name="P43" style:family="paragraph" style:parent-style-name="Standard">
      <style:text-properties officeooo:paragraph-rsid="009b8647"/>
    </style:style>
    <style:style style:name="P44" style:family="paragraph" style:parent-style-name="Standard">
      <style:text-properties officeooo:paragraph-rsid="009cb863"/>
    </style:style>
    <style:style style:name="P45" style:family="paragraph" style:parent-style-name="Standard">
      <style:paragraph-properties fo:margin-left="0cm" fo:margin-right="0cm" fo:text-align="start" style:justify-single-word="false" fo:text-indent="0cm" style:auto-text-indent="false"/>
    </style:style>
    <style:style style:name="P46" style:family="paragraph" style:parent-style-name="Heading_20_1">
      <style:paragraph-properties fo:break-before="page"/>
      <style:text-properties officeooo:rsid="00761b41" officeooo:paragraph-rsid="00761b41"/>
    </style:style>
    <style:style style:name="P47" style:family="paragraph" style:parent-style-name="Heading_20_1">
      <style:paragraph-properties fo:break-before="page"/>
      <style:text-properties officeooo:rsid="005d9874" officeooo:paragraph-rsid="005d9874"/>
    </style:style>
    <style:style style:name="P48" style:family="paragraph" style:parent-style-name="Heading_20_1">
      <style:paragraph-properties fo:break-before="page"/>
      <style:text-properties officeooo:paragraph-rsid="009cb863"/>
    </style:style>
    <style:style style:name="P49" style:family="paragraph" style:parent-style-name="Contents_20_1">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cm" style:type="right" style:leader-style="dotted" style:leader-text="."/>
        </style:tab-stops>
      </style:paragraph-properties>
    </style:style>
    <style:style style:name="P51" style:family="paragraph" style:parent-style-name="Table_20_Contents">
      <style:text-properties fo:font-variant="normal" fo:text-transform="none" fo:color="#000000" style:font-name="Lucida Grande" fo:font-size="12pt" fo:letter-spacing="normal" fo:font-style="normal" fo:font-weight="normal" officeooo:rsid="00848122" officeooo:paragraph-rsid="008b2f5c"/>
    </style:style>
    <style:style style:name="P52" style:family="paragraph" style:parent-style-name="Table_20_Contents">
      <style:text-properties fo:font-variant="normal" fo:text-transform="none" fo:color="#000000" style:font-name="Lucida Grande" fo:font-size="12pt" fo:letter-spacing="normal" fo:font-style="normal" fo:font-weight="normal" officeooo:rsid="008d00ae" officeooo:paragraph-rsid="008d00ae"/>
    </style:style>
    <style:style style:name="P53" style:family="paragraph" style:parent-style-name="Table_20_Contents">
      <style:text-properties officeooo:rsid="008d00ae" officeooo:paragraph-rsid="008d00ae"/>
    </style:style>
    <style:style style:name="P54" style:family="paragraph" style:parent-style-name="Table_20_Contents">
      <style:text-properties officeooo:rsid="008f32fa" officeooo:paragraph-rsid="008f32fa"/>
    </style:style>
    <style:style style:name="P55" style:family="paragraph" style:parent-style-name="Table_20_Contents">
      <style:text-properties officeooo:rsid="008f8b17" officeooo:paragraph-rsid="008f8b17"/>
    </style:style>
    <style:style style:name="P56" style:family="paragraph" style:parent-style-name="Table_20_Contents">
      <style:text-properties officeooo:rsid="0090ed08" officeooo:paragraph-rsid="0090ed08"/>
    </style:style>
    <style:style style:name="P57" style:family="paragraph" style:parent-style-name="Table_20_Contents">
      <style:text-properties officeooo:rsid="00992acb" officeooo:paragraph-rsid="00992acb"/>
    </style:style>
    <style:style style:name="P58" style:family="paragraph" style:parent-style-name="Table_20_Contents">
      <style:text-properties officeooo:rsid="0099f273" officeooo:paragraph-rsid="0099f273"/>
    </style:style>
    <style:style style:name="P59" style:family="paragraph" style:parent-style-name="Table_20_Contents">
      <style:text-properties officeooo:rsid="00848122" officeooo:paragraph-rsid="009cb863"/>
    </style:style>
    <style:style style:name="P60" style:family="paragraph" style:parent-style-name="Table_20_Contents">
      <style:text-properties officeooo:rsid="00887548" officeooo:paragraph-rsid="009cb863"/>
    </style:style>
    <style:style style:name="P61" style:family="paragraph" style:parent-style-name="Table_20_Contents">
      <style:text-properties officeooo:rsid="0084c254" officeooo:paragraph-rsid="009cb863"/>
    </style:style>
    <style:style style:name="P62" style:family="paragraph" style:parent-style-name="Table_20_Contents">
      <style:text-properties officeooo:rsid="0085066c" officeooo:paragraph-rsid="009cb863"/>
    </style:style>
    <style:style style:name="P63" style:family="paragraph" style:parent-style-name="Table_20_Contents">
      <style:text-properties officeooo:rsid="00848122" officeooo:paragraph-rsid="009cb863" fo:background-color="transparent"/>
    </style:style>
    <style:style style:name="P64" style:family="paragraph" style:parent-style-name="Table_20_Contents">
      <style:text-properties officeooo:rsid="0084c254" officeooo:paragraph-rsid="009cb863" fo:background-color="transparent"/>
    </style:style>
    <style:style style:name="P65" style:family="paragraph" style:parent-style-name="Table_20_Contents">
      <style:text-properties officeooo:rsid="00887548" officeooo:paragraph-rsid="009cb863" fo:background-color="transparent"/>
    </style:style>
    <style:style style:name="P66" style:family="paragraph" style:parent-style-name="Text_20_body" style:list-style-name="L1">
      <style:text-properties officeooo:rsid="0044e114" officeooo:paragraph-rsid="0044e114"/>
    </style:style>
    <style:style style:name="P67" style:family="paragraph" style:parent-style-name="Text_20_body" style:list-style-name="L2">
      <style:text-properties officeooo:rsid="004d3d23" officeooo:paragraph-rsid="004d3d23" style:font-name-asian="MS Mincho" style:font-name-complex="Tahoma1"/>
    </style:style>
    <style:style style:name="P68" style:family="paragraph" style:parent-style-name="Text_20_body" style:list-style-name="L2">
      <style:text-properties officeooo:rsid="003051a1" officeooo:paragraph-rsid="003051a1" style:font-name-asian="MS Mincho" style:font-name-complex="Tahoma1"/>
    </style:style>
    <style:style style:name="P69" style:family="paragraph" style:parent-style-name="Text_20_body" style:list-style-name="L2">
      <loext:graphic-properties draw:fill="solid" draw:fill-color="#ffffff"/>
      <style:paragraph-properties fo:text-align="justify" style:justify-single-word="false" fo:background-color="#ffffff">
        <style:background-image/>
      </style:paragraph-properties>
      <style:text-properties fo:color="#000000" style:font-name-asian="MS Mincho" style:font-name-complex="Tahoma1"/>
    </style:style>
    <style:style style:name="P70" style:family="paragraph" style:parent-style-name="Text_20_body">
      <style:text-properties fo:color="#000000" style:font-name="NewsGotT" fo:font-size="12pt" officeooo:rsid="0093643e" officeooo:paragraph-rsid="00950f48"/>
    </style:style>
    <style:style style:name="P71" style:family="paragraph" style:parent-style-name="Text_20_body">
      <style:text-properties fo:color="#000000" style:font-name="NewsGotT" fo:font-size="12pt" officeooo:rsid="005d9874" officeooo:paragraph-rsid="005d9874"/>
    </style:style>
    <style:style style:name="P72" style:family="paragraph" style:parent-style-name="Text_20_body">
      <style:text-properties fo:color="#000000" officeooo:rsid="0083f026" officeooo:paragraph-rsid="009cb863"/>
    </style:style>
    <style:style style:name="P73" style:family="paragraph" style:parent-style-name="Text_20_body">
      <style:text-properties fo:font-variant="normal" fo:text-transform="none" fo:color="#000000" style:font-name="Lucida Grande" fo:font-size="12pt" fo:letter-spacing="normal" fo:font-style="normal" fo:font-weight="normal" officeooo:rsid="005ed27c" officeooo:paragraph-rsid="005ed27c"/>
    </style:style>
    <style:style style:name="P74" style:family="paragraph" style:parent-style-name="Text_20_body">
      <style:text-properties fo:font-variant="normal" fo:text-transform="none" fo:color="#000000" style:font-name="Lucida Grande" fo:font-size="12pt" fo:letter-spacing="normal" fo:font-style="normal" fo:font-weight="normal" officeooo:rsid="008a1249" officeooo:paragraph-rsid="008a1249"/>
    </style:style>
    <style:style style:name="P75" style:family="paragraph" style:parent-style-name="Text_20_body">
      <style:text-properties fo:font-variant="normal" fo:text-transform="none" fo:color="#000000" style:font-name="Lucida Grande" fo:font-size="12pt" fo:letter-spacing="normal" fo:font-style="normal" fo:font-weight="normal" officeooo:rsid="00848122" officeooo:paragraph-rsid="008a1249"/>
    </style:style>
    <style:style style:name="P76" style:family="paragraph" style:parent-style-name="Text_20_body">
      <style:text-properties fo:font-variant="normal" fo:text-transform="none" fo:color="#000000" style:font-name="Lucida Grande" fo:font-size="12pt" fo:letter-spacing="normal" fo:font-style="normal" fo:font-weight="normal" officeooo:rsid="008f8b17" officeooo:paragraph-rsid="008f8b17"/>
    </style:style>
    <style:style style:name="P77" style:family="paragraph" style:parent-style-name="Text_20_body">
      <style:text-properties fo:font-variant="normal" fo:text-transform="none" fo:color="#000000" style:font-name="Lucida Grande" fo:font-size="12pt" fo:letter-spacing="normal" fo:font-style="normal" fo:font-weight="normal" officeooo:rsid="0090c41c" officeooo:paragraph-rsid="0090c41c"/>
    </style:style>
    <style:style style:name="P78" style:family="paragraph" style:parent-style-name="Text_20_body">
      <style:text-properties fo:font-variant="normal" fo:text-transform="none" fo:color="#000000" style:font-name="Lucida Grande" fo:font-size="12pt" fo:letter-spacing="normal" fo:font-style="normal" fo:font-weight="normal" officeooo:rsid="008f32fa" officeooo:paragraph-rsid="0096e053"/>
    </style:style>
    <style:style style:name="P79" style:family="paragraph" style:parent-style-name="Text_20_body">
      <style:text-properties officeooo:rsid="007dafbb" officeooo:paragraph-rsid="007dafbb"/>
    </style:style>
    <style:style style:name="P80" style:family="paragraph" style:parent-style-name="Text_20_body">
      <style:text-properties officeooo:rsid="007db904" officeooo:paragraph-rsid="007db904"/>
    </style:style>
    <style:style style:name="P81" style:family="paragraph" style:parent-style-name="Text_20_body">
      <style:text-properties officeooo:rsid="008b2f5c" officeooo:paragraph-rsid="008b2f5c"/>
    </style:style>
    <style:style style:name="P82" style:family="paragraph" style:parent-style-name="Text_20_body">
      <style:text-properties officeooo:rsid="008b2f5c" officeooo:paragraph-rsid="008ed774"/>
    </style:style>
    <style:style style:name="P83" style:family="paragraph" style:parent-style-name="Text_20_body">
      <style:text-properties officeooo:rsid="008d00ae" officeooo:paragraph-rsid="008ed774"/>
    </style:style>
    <style:style style:name="P84" style:family="paragraph" style:parent-style-name="Text_20_body">
      <style:text-properties officeooo:paragraph-rsid="008ed774"/>
    </style:style>
    <style:style style:name="P85" style:family="paragraph" style:parent-style-name="Text_20_body">
      <style:text-properties officeooo:rsid="008f32fa" officeooo:paragraph-rsid="008f32fa"/>
    </style:style>
    <style:style style:name="P86" style:family="paragraph" style:parent-style-name="Text_20_body">
      <style:text-properties officeooo:rsid="008f32fa" officeooo:paragraph-rsid="0096e053"/>
    </style:style>
    <style:style style:name="P87" style:family="paragraph" style:parent-style-name="Text_20_body">
      <style:text-properties officeooo:paragraph-rsid="0090ed08"/>
    </style:style>
    <style:style style:name="P88" style:family="paragraph" style:parent-style-name="Text_20_body">
      <style:text-properties officeooo:rsid="0090ed08" officeooo:paragraph-rsid="0090ed08"/>
    </style:style>
    <style:style style:name="P89" style:family="paragraph" style:parent-style-name="Text_20_body">
      <style:text-properties officeooo:rsid="009429d1" officeooo:paragraph-rsid="009429d1"/>
    </style:style>
    <style:style style:name="P90" style:family="paragraph" style:parent-style-name="Text_20_body">
      <style:text-properties officeooo:paragraph-rsid="009429d1"/>
    </style:style>
    <style:style style:name="P91" style:family="paragraph" style:parent-style-name="Text_20_body">
      <style:text-properties officeooo:rsid="00956da9" officeooo:paragraph-rsid="00956da9"/>
    </style:style>
    <style:style style:name="P92" style:family="paragraph" style:parent-style-name="Text_20_body">
      <style:text-properties officeooo:rsid="0096e053" officeooo:paragraph-rsid="0096e053"/>
    </style:style>
    <style:style style:name="P93" style:family="paragraph" style:parent-style-name="Text_20_body">
      <style:text-properties officeooo:rsid="0097ab5e" officeooo:paragraph-rsid="0097ab5e"/>
    </style:style>
    <style:style style:name="P94" style:family="paragraph" style:parent-style-name="Text_20_body">
      <style:text-properties officeooo:rsid="0099f273" officeooo:paragraph-rsid="0099f273"/>
    </style:style>
    <style:style style:name="P95" style:family="paragraph" style:parent-style-name="Text_20_body">
      <style:text-properties officeooo:rsid="009b8647" officeooo:paragraph-rsid="009b8647"/>
    </style:style>
    <style:style style:name="P96" style:family="paragraph" style:parent-style-name="Text_20_body">
      <style:text-properties officeooo:rsid="0083f026" officeooo:paragraph-rsid="009cb863"/>
    </style:style>
    <style:style style:name="P97" style:family="paragraph" style:parent-style-name="Text_20_body">
      <style:text-properties officeooo:paragraph-rsid="008b2f5c"/>
    </style:style>
    <style:style style:name="P98" style:family="paragraph" style:parent-style-name="Heading_20_2">
      <style:text-properties fo:color="#000000"/>
    </style:style>
    <style:style style:name="P99" style:family="paragraph" style:parent-style-name="Heading_20_2">
      <style:paragraph-properties fo:text-align="justify" style:justify-single-word="false"/>
      <style:text-properties fo:color="#000000"/>
    </style:style>
    <style:style style:name="P100" style:family="paragraph" style:parent-style-name="Heading_20_2">
      <style:paragraph-properties fo:text-align="justify" style:justify-single-word="false"/>
      <style:text-properties fo:color="#000000" style:font-name-asian="MS Mincho" style:font-name-complex="Tahoma1"/>
    </style:style>
    <style:style style:name="P101" style:family="paragraph" style:parent-style-name="Heading_20_2">
      <style:text-properties officeooo:paragraph-rsid="008ed774"/>
    </style:style>
    <style:style style:name="P102" style:family="paragraph" style:parent-style-name="Hoja_20_de_20_Control" style:master-page-name="Standard">
      <style:paragraph-properties fo:text-align="center" style:justify-single-word="false" style:page-number="auto"/>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Calibri" fo:font-size="11pt"/>
    </style:style>
    <style:style style:name="T3" style:family="text">
      <style:text-properties style:text-underline-style="none"/>
    </style:style>
    <style:style style:name="T4" style:family="text">
      <style:text-properties style:text-underline-style="none" officeooo:rsid="0012ce02"/>
    </style:style>
    <style:style style:name="T5" style:family="text">
      <style:text-properties officeooo:rsid="00321a9e"/>
    </style:style>
    <style:style style:name="T6" style:family="text">
      <style:text-properties fo:color="#000000" style:font-name="Monospace" fo:font-size="10pt" officeooo:rsid="009429d1" fo:background-color="#e8f2fe" loext:char-shading-value="0" style:font-size-asian="10pt"/>
    </style:style>
    <style:style style:name="T7" style:family="text">
      <style:text-properties officeooo:rsid="004c99f7"/>
    </style:style>
    <style:style style:name="T8" style:family="text">
      <style:text-properties officeooo:rsid="006d9e41"/>
    </style:style>
    <style:style style:name="T9" style:family="text">
      <style:text-properties officeooo:rsid="006feada"/>
    </style:style>
    <style:style style:name="T10" style:family="text">
      <style:text-properties officeooo:rsid="00701e81"/>
    </style:style>
    <style:style style:name="T11" style:family="text">
      <style:text-properties officeooo:rsid="0072a5c7"/>
    </style:style>
    <style:style style:name="T12" style:family="text">
      <style:text-properties officeooo:rsid="00784950"/>
    </style:style>
    <style:style style:name="T13" style:family="text">
      <style:text-properties officeooo:rsid="007a4aea"/>
    </style:style>
    <style:style style:name="T14" style:family="text">
      <style:text-properties officeooo:rsid="007f978a"/>
    </style:style>
    <style:style style:name="T15" style:family="text">
      <style:text-properties officeooo:rsid="0082b229"/>
    </style:style>
    <style:style style:name="T16" style:family="text">
      <style:text-properties officeooo:rsid="0086cb5c"/>
    </style:style>
    <style:style style:name="T17" style:family="text">
      <style:text-properties officeooo:rsid="008b2f5c"/>
    </style:style>
    <style:style style:name="T18" style:family="text">
      <style:text-properties fo:color="#008080" style:font-name="Monospace" fo:font-size="10pt" fo:background-color="#e8f2fe" loext:char-shading-value="0" style:font-size-asian="10pt"/>
    </style:style>
    <style:style style:name="T19" style:family="text">
      <style:text-properties fo:color="#008080" style:font-name="Monospace" fo:font-size="10pt" officeooo:rsid="009429d1" fo:background-color="#e8f2fe" loext:char-shading-value="0" style:font-size-asian="10pt"/>
    </style:style>
    <style:style style:name="T20" style:family="text">
      <style:text-properties fo:color="#008080" style:font-name="Monospace" fo:font-size="10pt" style:font-size-asian="10pt"/>
    </style:style>
    <style:style style:name="T21" style:family="text">
      <style:text-properties fo:color="#3f7f7f" style:font-name="Monospace" fo:font-size="10pt" fo:background-color="#e8f2fe" loext:char-shading-value="0" style:font-size-asian="10pt"/>
    </style:style>
    <style:style style:name="T22" style:family="text">
      <style:text-properties fo:color="#3f7f7f" style:font-name="Monospace" fo:font-size="10pt" officeooo:rsid="009429d1" fo:background-color="#e8f2fe" loext:char-shading-value="0" style:font-size-asian="10pt"/>
    </style:style>
    <style:style style:name="T23" style:family="text">
      <style:text-properties fo:color="#3f7f7f" style:font-name="Monospace" fo:font-size="10pt" style:font-size-asian="10pt"/>
    </style:style>
    <style:style style:name="T24" style:family="text">
      <style:text-properties style:font-name="Monospace" fo:font-size="10pt" fo:background-color="#e8f2fe" loext:char-shading-value="0" style:font-size-asian="10pt"/>
    </style:style>
    <style:style style:name="T25" style:family="text">
      <style:text-properties style:font-name="Monospace" fo:font-size="10pt" style:font-size-asian="10pt"/>
    </style:style>
    <style:style style:name="T26" style:family="text">
      <style:text-properties fo:color="#7f007f" style:font-name="Monospace" fo:font-size="10pt" fo:background-color="#e8f2fe" loext:char-shading-value="0" style:font-size-asian="10pt"/>
    </style:style>
    <style:style style:name="T27" style:family="text">
      <style:text-properties fo:color="#7f007f" style:font-name="Monospace" fo:font-size="10pt" officeooo:rsid="009429d1" fo:background-color="#e8f2fe" loext:char-shading-value="0" style:font-size-asian="10pt"/>
    </style:style>
    <style:style style:name="T28" style:family="text">
      <style:text-properties fo:color="#7f007f" style:font-name="Monospace" fo:font-size="10pt" style:font-size-asian="10pt"/>
    </style:style>
    <style:style style:name="T29" style:family="text">
      <style:text-properties fo:color="#3c3c3c" style:font-name="Monospace" fo:font-size="10pt" fo:background-color="#e8f2fe" loext:char-shading-value="0" style:font-size-asian="10pt"/>
    </style:style>
    <style:style style:name="T30" style:family="text">
      <style:text-properties fo:color="#3c3c3c" style:font-name="Monospace" fo:font-size="10pt" officeooo:rsid="009429d1" fo:background-color="#e8f2fe" loext:char-shading-value="0" style:font-size-asian="10pt"/>
    </style:style>
    <style:style style:name="T31" style:family="text">
      <style:text-properties fo:color="#3c3c3c" style:font-name="Monospace" fo:font-size="10pt" style:font-size-asian="10pt"/>
    </style:style>
    <style:style style:name="T32" style:family="text">
      <style:text-properties fo:color="#2a00ff" style:font-name="Monospace" fo:font-size="10pt" fo:font-style="italic" fo:background-color="#e8f2fe" loext:char-shading-value="0" style:font-size-asian="10pt" style:font-style-asian="italic"/>
    </style:style>
    <style:style style:name="T33" style:family="text">
      <style:text-properties fo:color="#2a00ff" style:font-name="Monospace" fo:font-size="10pt" fo:font-style="italic" officeooo:rsid="009429d1" fo:background-color="#e8f2fe" loext:char-shading-value="0" style:font-size-asian="10pt" style:font-style-asian="italic"/>
    </style:style>
    <style:style style:name="T34" style:family="text">
      <style:text-properties fo:color="#2a00ff" style:font-name="Monospace" fo:font-size="10pt" fo:font-style="italic" style:font-size-asian="10pt" style:font-style-asian="italic"/>
    </style:style>
    <style:style style:name="T35" style:family="text">
      <style:text-properties fo:color="#2a00ff" style:font-name="Monospace" fo:font-size="10pt" fo:font-style="italic" officeooo:rsid="0090ed08" style:font-size-asian="10pt" style:font-style-asian="italic"/>
    </style:style>
    <style:style style:name="T36" style:family="text">
      <style:text-properties officeooo:rsid="008ed774"/>
    </style:style>
    <style:style style:name="T37" style:family="text">
      <style:text-properties officeooo:rsid="0085066c"/>
    </style:style>
    <style:style style:name="T38" style:family="text">
      <style:text-properties officeooo:rsid="0084c254"/>
    </style:style>
    <style:style style:name="T39" style:family="text">
      <style:text-properties officeooo:rsid="0090ed08"/>
    </style:style>
    <style:style style:name="T40" style:family="text">
      <style:text-properties officeooo:rsid="009429d1"/>
    </style:style>
    <style:style style:name="T41" style:family="text">
      <style:text-properties officeooo:rsid="00950f48"/>
    </style:style>
    <style:style style:name="T42" style:family="text">
      <style:text-properties officeooo:rsid="00887548"/>
    </style:style>
    <style:style style:name="T43" style:family="text">
      <style:text-properties officeooo:rsid="0096e053"/>
    </style:style>
    <style:style style:name="T44" style:family="text">
      <style:text-properties officeooo:rsid="00992acb"/>
    </style:style>
    <style:style style:name="T45" style:family="text">
      <style:text-properties officeooo:rsid="009cb8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5"/>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4"><text:subject>Framework PLATINA</text:subject></text:p>
      <text:p text:style-name="P22">PLATINA</text:p>
      <text:p text:style-name="P21"/>
      <text:p text:style-name="P20"/>
      <text:p text:style-name="P20"/>
      <text:p text:style-name="P20"/>
      <text:p text:style-name="P20"/>
      <text:p text:style-name="Nota_20_al_20_pié">Versión: <text:keywords>1.0</text:keywords></text:p>
      <text:p text:style-name="Nota_20_al_20_pié"/>
      <text:p text:style-name="Nota_20_al_20_pié"/>
      <text:p text:style-name="Nota_20_al_20_pié"/>
      <text:p text:style-name="P32">[Versión del Producto]</text:p>
      <table:table table:name="Tabla5" table:style-name="Tabla5">
        <table:table-column table:style-name="Tabla5.A"/>
        <table:table-row>
          <table:table-cell table:style-name="Tabla5.A1" office:value-type="string">
            <text:p text:style-name="P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102">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3">Organismo</text:p>
          </table:table-cell>
          <table:table-cell table:style-name="Tabla1.B1" table:number-columns-spanned="3" office:value-type="string">
            <text:p text:style-name="Table_20_Contents"><text:span text:style-name="T2">Consejería de Hacienda y Administración Pública</text:span> </text:p>
          </table:table-cell>
          <table:covered-table-cell/>
          <table:covered-table-cell/>
        </table:table-row>
        <table:table-row>
          <table:table-cell table:style-name="Tabla1.A2" office:value-type="string">
            <text:p text:style-name="P23">Proyecto</text:p>
          </table:table-cell>
          <table:table-cell table:style-name="Tabla1.B4" table:number-columns-spanned="3" office:value-type="string">
            <text:p text:style-name="P29">PLATINA</text:p>
          </table:table-cell>
          <table:covered-table-cell/>
          <table:covered-table-cell/>
        </table:table-row>
        <table:table-row>
          <table:table-cell table:style-name="Tabla1.A2" office:value-type="string">
            <text:p text:style-name="P23">Entregable</text:p>
          </table:table-cell>
          <table:table-cell table:style-name="Tabla1.B4" table:number-columns-spanned="3" office:value-type="string">
            <text:p text:style-name="P31">Framework PLATINA</text:p>
          </table:table-cell>
          <table:covered-table-cell/>
          <table:covered-table-cell/>
        </table:table-row>
        <table:table-row>
          <table:table-cell table:style-name="Tabla1.A2" office:value-type="string">
            <text:p text:style-name="P23">Autor</text:p>
          </table:table-cell>
          <table:table-cell table:style-name="Tabla1.B4" table:number-columns-spanned="3" office:value-type="string">
            <text:p text:style-name="P28">SANDETEL</text:p>
          </table:table-cell>
          <table:covered-table-cell/>
          <table:covered-table-cell/>
        </table:table-row>
        <table:table-row>
          <table:table-cell table:style-name="Tabla1.A2" office:value-type="string">
            <text:p text:style-name="P23">Aprobado por</text:p>
          </table:table-cell>
          <table:table-cell table:style-name="Tabla1.B5" office:value-type="string">
            <text:p text:style-name="Table_20_Contents"/>
          </table:table-cell>
          <table:table-cell table:style-name="Tabla1.A1" office:value-type="string">
            <text:p text:style-name="P23">Fecha Aprobación</text:p>
          </table:table-cell>
          <table:table-cell table:style-name="Tabla1.D5" office:value-type="string">
            <text:p text:style-name="P25">DD/MM/AAAA</text:p>
          </table:table-cell>
        </table:table-row>
        <table:table-row>
          <table:table-cell table:style-name="Tabla1.A6" office:value-type="string">
            <text:p text:style-name="P23"/>
          </table:table-cell>
          <table:table-cell table:style-name="Tabla1.B6" office:value-type="string">
            <text:p text:style-name="Table_20_Contents"/>
          </table:table-cell>
          <table:table-cell table:style-name="Tabla1.A2" office:value-type="string">
            <text:p text:style-name="P23">Nº Total de Páginas</text:p>
          </table:table-cell>
          <table:table-cell table:style-name="Tabla1.D6" office:value-type="string">
            <text:p text:style-name="P25"><text:page-count>12</text:page-count></text:p>
          </table:table-cell>
        </table:table-row>
      </table:table>
      <text:p text:style-name="Standard"/>
      <text:p text:style-name="P19"/>
      <text:p text:style-name="P19">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4">Versión</text:p>
          </table:table-cell>
          <table:table-cell table:style-name="Tabla3.A1" office:value-type="string">
            <text:p text:style-name="P24">Causa del Cambio</text:p>
          </table:table-cell>
          <table:table-cell table:style-name="Tabla3.A1" office:value-type="string">
            <text:p text:style-name="P24">Responsable del Cambio</text:p>
          </table:table-cell>
          <table:table-cell table:style-name="Tabla3.D1" office:value-type="string">
            <text:p text:style-name="P24">Fecha del Cambio</text:p>
          </table:table-cell>
        </table:table-row>
        <table:table-row>
          <table:table-cell table:style-name="Tabla3.A2" office:value-type="float" office:value="100">
            <text:p text:style-name="P25">0100</text:p>
          </table:table-cell>
          <table:table-cell table:style-name="Tabla3.B4" office:value-type="string">
            <text:p text:style-name="P25">Versión inicial</text:p>
          </table:table-cell>
          <table:table-cell table:style-name="Tabla3.C4" office:value-type="string">
            <text:p text:style-name="P27">Juan Antonio Campano Berlanga</text:p>
          </table:table-cell>
          <table:table-cell table:style-name="Tabla3.D2" office:value-type="date" office:date-value="2015-09-09">
            <text:p text:style-name="P25"><text:span text:style-name="T45">09/09</text:span>/<text:span text:style-name="T5">15</text:span></text:p>
          </table:table-cell>
        </table:table-row>
        <table:table-row>
          <table:table-cell table:style-name="Tabla3.A4" office:value-type="string">
            <text:p text:style-name="P30"/>
          </table:table-cell>
          <table:table-cell table:style-name="Tabla3.B4" office:value-type="string">
            <text:p text:style-name="P30"/>
          </table:table-cell>
          <table:table-cell table:style-name="Tabla3.C4" office:value-type="string">
            <text:p text:style-name="P30"/>
          </table:table-cell>
          <table:table-cell table:style-name="Tabla3.D4" office:value-type="string">
            <text:p text:style-name="P30"/>
          </table:table-cell>
        </table:table-row>
        <table:table-row>
          <table:table-cell table:style-name="Tabla3.A4" office:value-type="string">
            <text:p text:style-name="P25"/>
          </table:table-cell>
          <table:table-cell table:style-name="Tabla3.B4" office:value-type="string">
            <text:p text:style-name="P25"/>
          </table:table-cell>
          <table:table-cell table:style-name="Tabla3.C4" office:value-type="string">
            <text:p text:style-name="P25"/>
          </table:table-cell>
          <table:table-cell table:style-name="Tabla3.D4" office:value-type="string">
            <text:p text:style-name="P25"/>
          </table:table-cell>
        </table:table-row>
      </table:table>
      <text:p text:style-name="Standard"/>
      <text:p text:style-name="P19"/>
      <text:p text:style-name="P19">CONTROL DE DISTRIBUCIÓN</text:p>
      <text:p text:style-name="Standard"/>
      <table:table table:name="Tabla4" table:style-name="Tabla4">
        <table:table-column table:style-name="Tabla4.A"/>
        <table:table-row>
          <table:table-cell table:style-name="Tabla4.A1" office:value-type="string">
            <text:p text:style-name="P23">Nombre y Apellidos</text:p>
          </table:table-cell>
        </table:table-row>
        <table:table-row>
          <table:table-cell table:style-name="Tabla4.A6" office:value-type="string">
            <text:p text:style-name="P26">&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3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9"><text:a xlink:type="simple" xlink:href="#__RefHeading__20243_1554739287" text:style-name="Internet_20_link" text:visited-style-name="Internet_20_link">1 Introducción<text:tab/>4</text:a></text:p>
          <text:p text:style-name="P50"><text:a xlink:type="simple" xlink:href="#__RefHeading__16088_1554739287" text:style-name="Internet_20_link" text:visited-style-name="Internet_20_link">1.1 Objeto<text:tab/>4</text:a></text:p>
          <text:p text:style-name="P50"><text:a xlink:type="simple" xlink:href="#__RefHeading__1988_1977503599" text:style-name="Internet_20_link" text:visited-style-name="Internet_20_link">1.2 Alcance<text:tab/>4</text:a></text:p>
          <text:p text:style-name="P50"><text:a xlink:type="simple" xlink:href="#__RefHeading__16229_1554739287" text:style-name="Internet_20_link" text:visited-style-name="Internet_20_link">1.3 Glosario y definiciones<text:tab/>4</text:a></text:p>
          <text:p text:style-name="P49"><text:a xlink:type="simple" xlink:href="#__RefHeading___Toc612_1540970541" text:style-name="Internet_20_link" text:visited-style-name="Internet_20_link">2 FRAMEWORK PLATINA. FAQ<text:tab/>5</text:a></text:p>
          <text:p text:style-name="P50"><text:a xlink:type="simple" xlink:href="#__RefHeading___Toc614_1540970541" text:style-name="Internet_20_link" text:visited-style-name="Internet_20_link">2.1 ¿Que es FRAMEWORK PLATINA?<text:tab/>5</text:a></text:p>
          <text:p text:style-name="P50"><text:a xlink:type="simple" xlink:href="#__RefHeading___Toc616_1540970541" text:style-name="Internet_20_link" text:visited-style-name="Internet_20_link">2.2 ¿Que funcionalidad ofrece FRAMEWORK PLATINA?<text:tab/>5</text:a></text:p>
          <text:p text:style-name="P50"><text:a xlink:type="simple" xlink:href="#__RefHeading___Toc618_1540970541" text:style-name="Internet_20_link" text:visited-style-name="Internet_20_link">2.3 ¿Que artefactos componen FRAMEWORK PLATINA?<text:tab/>5</text:a></text:p>
          <text:p text:style-name="P50"><text:a xlink:type="simple" xlink:href="#__RefHeading___Toc620_1540970541" text:style-name="Internet_20_link" text:visited-style-name="Internet_20_link">2.4 ¿Puedo utilizar FRAMEWORK PLATINA?<text:tab/>5</text:a></text:p>
          <text:p text:style-name="P50"><text:a xlink:type="simple" xlink:href="#__RefHeading___Toc622_1540970541" text:style-name="Internet_20_link" text:visited-style-name="Internet_20_link">2.5 ¿Como y donde puedo conseguir FRAMEWORK PLATINA?<text:tab/>5</text:a></text:p>
          <text:p text:style-name="P50"><text:a xlink:type="simple" xlink:href="#__RefHeading___Toc624_1540970541" text:style-name="Internet_20_link" text:visited-style-name="Internet_20_link">2.6 ¿Puedo colaborar?<text:tab/>6</text:a></text:p>
          <text:p text:style-name="P49"><text:a xlink:type="simple" xlink:href="#__RefHeading__16092_1554739287" text:style-name="Internet_20_link" text:visited-style-name="Internet_20_link">3 Despliegue del componente en el ESB<text:tab/>7</text:a></text:p>
          <text:p text:style-name="P49"><text:a xlink:type="simple" xlink:href="#__RefHeading___Toc3329_1133077952" text:style-name="Internet_20_link" text:visited-style-name="Internet_20_link">4 FRAMEWORK PLATINA. Funcionalidades<text:tab/>8</text:a></text:p>
          <text:p text:style-name="P50"><text:a xlink:type="simple" xlink:href="#__RefHeading___Toc2792_1133077952" text:style-name="Internet_20_link" text:visited-style-name="Internet_20_link">4.1 Uso FP_CAPTURAR_MENSAJE<text:tab/>8</text:a></text:p>
          <text:p text:style-name="P50"><text:a xlink:type="simple" xlink:href="#__RefHeading___Toc2794_1133077952" text:style-name="Internet_20_link" text:visited-style-name="Internet_20_link">4.2 USO FP_RECOPILAR_PROPIEDADES<text:tab/>9</text:a></text:p>
          <text:p text:style-name="P50"><text:a xlink:type="simple" xlink:href="#__RefHeading___Toc3072_1133077952" text:style-name="Internet_20_link" text:visited-style-name="Internet_20_link">4.3 USO FP_NOTIFICACION_ERROR<text:tab/>10</text:a></text:p>
          <text:p text:style-name="P50"><text:a xlink:type="simple" xlink:href="#__RefHeading___Toc3324_1133077952" text:style-name="Internet_20_link" text:visited-style-name="Internet_20_link">4.4 USO FP_MULTIREF_PLAIN<text:tab/>12</text:a></text:p>
          <text:p text:style-name="P50"><text:a xlink:type="simple" xlink:href="#__RefHeading___Toc3326_1133077952" text:style-name="Internet_20_link" text:visited-style-name="Internet_20_link">4.5 USO FP_AUTENTICAR_HTTP_BASIC<text:tab/>12</text:a></text:p>
        </text:index-body>
      </text:table-of-content>
      <text:h text:style-name="Heading_20_1" text:outline-level="1"><text:bookmark-start text:name="__RefHeading__20243_1554739287"/>Introducción<text:bookmark-end text:name="__RefHeading__20243_1554739287"/></text:h>
      <text:p text:style-name="Text_20_body"/>
      <text:p text:style-name="Text_20_body"/>
      <text:h text:style-name="P98" text:outline-level="2"><text:bookmark-start text:name="__RefHeading__16088_1554739287"/>Objeto<text:bookmark-end text:name="__RefHeading__16088_1554739287"/></text:h>
      <text:p text:style-name="P6"/>
      <text:p text:style-name="P10">En el presente documento se describe <text:span text:style-name="T9">el componente FRAMEWORK PLATINA.</text:span></text:p>
      <text:p text:style-name="P9"/>
      <text:p text:style-name="P9"/>
      <text:h text:style-name="P99" text:outline-level="2"><text:bookmark-start text:name="__RefHeading__1988_1977503599"/>Alcance<text:bookmark-end text:name="__RefHeading__1988_1977503599"/></text:h>
      <text:p text:style-name="P7"/>
      <text:p text:style-name="P7"><text:bookmark-start text:name="DDE_LINK2"/><text:bookmark-start text:name="DDE_LINK11"/>E<text:bookmark-end text:name="DDE_LINK2"/><text:bookmark-end text:name="DDE_LINK11"/>l documento va dirigido a personal técnico <text:span text:style-name="T10">encargados de realizar integraciones así como a los técnicos de sistemas responsables de la realización de despliegues.</text:span></text:p>
      <text:p text:style-name="P7"/>
      <text:h text:style-name="Heading_20_2" text:outline-level="2"><text:bookmark-start text:name="__RefHeading__16229_1554739287"/>Glosario y definiciones<text:bookmark-end text:name="__RefHeading__16229_1554739287"/></text:h>
      <text:list xml:id="list3915517101581022412" text:style-name="L1">
        <text:list-header>
          <text:p text:style-name="P66"/>
        </text:list-header>
      </text:list>
      <text:list xml:id="list6312150515299089676" text:style-name="L2">
        <text:list-header>
          <text:p text:style-name="P67"><text:span text:style-name="T4">N/</text:span><text:span text:style-name="T3">A</text:span></text:p>
          <text:p text:style-name="P68"/>
          <text:p text:style-name="P69"/>
        </text:list-header>
      </text:list>
      <text:p text:style-name="P8"/>
      <text:h text:style-name="P100" text:outline-level="2" text:is-list-header="true"/>
      <text:h text:style-name="P46" text:outline-level="1"><text:bookmark-start text:name="__RefHeading___Toc612_1540970541"/>FRAMEWORK PLATINA. <text:span text:style-name="T14">FAQ</text:span><text:bookmark-end text:name="__RefHeading___Toc612_1540970541"/></text:h>
      <text:h text:style-name="Heading_20_2" text:outline-level="2"><text:bookmark-start text:name="__RefHeading___Toc614_1540970541"/>¿Que es <text:span text:style-name="T11">FRAMEWORK</text:span> PLATINA?<text:bookmark-end text:name="__RefHeading___Toc614_1540970541"/></text:h>
      <text:p text:style-name="Text_20_body"/>
      <text:p text:style-name="P14">FRAMEWORK PLATINA es un esfuerzo de factorización de determinadas funcionalidades de uso común en el desarrollo de artefactos de mediación. Su objetivo principal es actuar como elemento catalizador en el desarrollo de todos aquellos componentes de mediación, facilitando el desarrollo a través de la utilización de elementos estandarizados y reutilizables. <text:s/></text:p>
      <text:p text:style-name="P14"/>
      <text:h text:style-name="Heading_20_2" text:outline-level="2"><text:bookmark-start text:name="__RefHeading___Toc616_1540970541"/>¿Que funcionalidad ofrece FRAMEWORK PLATINA?<text:bookmark-end text:name="__RefHeading___Toc616_1540970541"/></text:h>
      <text:p text:style-name="P15"/>
      <text:p text:style-name="P15">FRAMEWORK PLATINA cubrirá toda aquella funcionalidad que aporte un alto valor en el desarrollo de componentes de mediación, cubriendo diversos ámbitos funcionales (notificaciones, persistencia de datos, transformaciones, etc). En este documento se podrá consultar toda la funcionalidad que aporta en cada una de sus versiones. </text:p>
      <text:p text:style-name="P15"/>
      <text:h text:style-name="Heading_20_2" text:outline-level="2"><text:bookmark-start text:name="__RefHeading___Toc618_1540970541"/>¿Que artefactos componen FRAMEWORK PLATINA?<text:bookmark-end text:name="__RefHeading___Toc618_1540970541"/></text:h>
      <text:p text:style-name="P15"/>
      <text:p text:style-name="P16">FRAMEWORK PLATINA esta compuesto por <text:span text:style-name="T12">diversos</text:span> artefactos de mediación (secuencias, scripts, plantillas, etc) listos para ser usados <text:span text:style-name="T13">con una mínima configuración inicial.</text:span></text:p>
      <text:p text:style-name="P16"/>
      <text:p text:style-name="P16"/>
      <text:h text:style-name="Heading_20_2" text:outline-level="2"><text:bookmark-start text:name="__RefHeading___Toc620_1540970541"/>¿Puedo utilizar FRAMEWORK PLATINA?<text:bookmark-end text:name="__RefHeading___Toc620_1540970541"/></text:h>
      <text:p text:style-name="P17"/>
      <text:p text:style-name="P17">Si. FRAMEWORK PLATINA esta compuesto por componentes genéricos que pueden ser utilizados en cualquier proyecto. Lo único a tener en cuenta será la versión del producto WSO2 donde se vaya a instalar.</text:p>
      <text:p text:style-name="P17"/>
      <text:h text:style-name="Heading_20_2" text:outline-level="2"><text:bookmark-start text:name="__RefHeading___Toc622_1540970541"/>¿Como y donde puedo conseguir FRAMEWORK PLATINA?<text:bookmark-end text:name="__RefHeading___Toc622_1540970541"/></text:h>
      <text:p text:style-name="Text_20_body"/>
      <text:p text:style-name="P17"><text:soft-page-break/>El proyecto de INTEROPERABILIDAD facilitará todos los artefactos necesarios en formato CAR (Carbon Application Archive), para que puedan ser desplegados fácilmente.</text:p>
      <text:p text:style-name="P17"/>
      <text:p text:style-name="P17">Igualmente, se podrá obtener el código del componente con la estructura necesaria para ser utilizado en WSO2 Developer Studio en el SVN del proyecto <text:span text:style-name="T16">(consultar)</text:span>.</text:p>
      <text:p text:style-name="P17"/>
      <text:h text:style-name="Heading_20_2" text:outline-level="2"><text:bookmark-start text:name="__RefHeading___Toc624_1540970541"/>¿Puedo colaborar?<text:bookmark-end text:name="__RefHeading___Toc624_1540970541"/></text:h>
      <text:p text:style-name="P17"/>
      <text:p text:style-name="P17">Por supuesto, y de múltiples maneras:</text:p>
      <text:p text:style-name="P17"/>
      <text:p text:style-name="P17">1º Aportando ideas. Si se detecta una determinada funcionalidad que sería interesante que estuviese cubierta por el framework se puede hacer llegar al proyecto para que estudie la viabilidad de <text:span text:style-name="T15">desarrollarla</text:span>. </text:p>
      <text:p text:style-name="P18">2º Si ya se tiene desarrollada una funcionalidad que podría ser interesante que estuviese incluida en el framework, igualmente se puede hacer llegar el proyecto para que estudie la viabilidad de incluirla.</text:p>
      <text:p text:style-name="P18"/>
      <text:p text:style-name="P18">Se podrá interactuar con el proyecto a través del canal de RedProfesional.</text:p>
      <text:p text:style-name="P18"/>
      <text:p text:style-name="P18"/>
      <text:p text:style-name="P18"/>
      <text:p text:style-name="P18"/>
      <text:p text:style-name="P17"/>
      <text:h text:style-name="P47" text:outline-level="1"><text:bookmark-start text:name="__RefHeading__16092_1554739287"/>Despliegue del <text:span text:style-name="T8">componente</text:span> en el ESB<text:bookmark-end text:name="__RefHeading__16092_1554739287"/></text:h>
      <text:p text:style-name="Text_20_body"/>
      <text:p text:style-name="P74">Para desplegar correctamente el componente, consultar DOP correspondiente a la versión a desplegar.</text:p>
      <text:p text:style-name="P74"/>
      <text:p text:style-name="P75"><text:span text:style-name="T18"/></text:p>
      <text:p text:style-name="P51"/>
      <text:p text:style-name="P51"/>
      <text:p text:style-name="P52"/>
      <text:p text:style-name="P53"/>
      <text:h text:style-name="P48" text:outline-level="1"><text:bookmark-start text:name="__RefHeading___Toc3329_1133077952"/>FRAMEWORK PLATINA. Funcionalidades<text:bookmark-end text:name="__RefHeading___Toc3329_1133077952"/></text:h>
      <text:p text:style-name="P96"/>
      <text:p text:style-name="P96">En la siguiente tabla se resumen las funcionalidades cubiertas actualmente por el framework:</text:p>
      <text:p text:style-name="P72"/>
      <text:p text:style-name="P96"/>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63">FUNCIONALIDAD</text:p>
          </table:table-cell>
          <table:table-cell table:style-name="Tabla10.A1" office:value-type="string">
            <text:p text:style-name="P65">Ver.</text:p>
          </table:table-cell>
          <table:table-cell table:style-name="Tabla10.A1" office:value-type="string">
            <text:p text:style-name="P63">TIPO</text:p>
          </table:table-cell>
          <table:table-cell table:style-name="Tabla10.D1" office:value-type="string">
            <text:p text:style-name="P64">Descripción</text:p>
          </table:table-cell>
        </table:table-row>
        <table:table-row>
          <table:table-cell table:style-name="Tabla10.A2" office:value-type="string">
            <text:p text:style-name="P59">FP_CAPTURAR_MENSAJE</text:p>
          </table:table-cell>
          <table:table-cell table:style-name="Tabla10.A2" office:value-type="string">
            <text:p text:style-name="P60">1.0.0</text:p>
          </table:table-cell>
          <table:table-cell table:style-name="Tabla10.A2" office:value-type="string">
            <text:p text:style-name="P61">SECUENCIA</text:p>
            <text:p text:style-name="P61"/>
          </table:table-cell>
          <table:table-cell table:style-name="Tabla10.D2" office:value-type="string">
            <text:p text:style-name="P61">Realiza una captura del mensaje y persiste la información en BAM.</text:p>
          </table:table-cell>
        </table:table-row>
        <table:table-row>
          <table:table-cell table:style-name="Tabla10.A2" office:value-type="string">
            <text:p text:style-name="P61">FP_NOTIFICACION_ERROR</text:p>
          </table:table-cell>
          <table:table-cell table:style-name="Tabla10.A2" office:value-type="string">
            <text:p text:style-name="P60">1.0.0</text:p>
          </table:table-cell>
          <table:table-cell table:style-name="Tabla10.A2" office:value-type="string">
            <text:p text:style-name="P61">SECUENCIA</text:p>
          </table:table-cell>
          <table:table-cell table:style-name="Tabla10.D2" office:value-type="string">
            <text:p text:style-name="P61">Notifica por correo electrónico el error producido.</text:p>
          </table:table-cell>
        </table:table-row>
        <table:table-row>
          <table:table-cell table:style-name="Tabla10.A2" office:value-type="string">
            <text:p text:style-name="P62">FP_RECOPILAR_PROPIEDADES</text:p>
          </table:table-cell>
          <table:table-cell table:style-name="Tabla10.A2" office:value-type="string">
            <text:p text:style-name="P60">1.0.0</text:p>
          </table:table-cell>
          <table:table-cell table:style-name="Tabla10.A2" office:value-type="string">
            <text:p text:style-name="P62">SECUENCIA</text:p>
          </table:table-cell>
          <table:table-cell table:style-name="Tabla10.D2" office:value-type="string">
            <text:p text:style-name="P62">Recopila propiedades generales sobre el contexto, para poder ser utilizada en el resto de <text:s/>utilidades</text:p>
          </table:table-cell>
        </table:table-row>
        <table:table-row>
          <table:table-cell table:style-name="Tabla10.A2" office:value-type="string">
            <text:p text:style-name="P60">FP_MULTIREF_PLAIN</text:p>
          </table:table-cell>
          <table:table-cell table:style-name="Tabla10.A2" office:value-type="string">
            <text:p text:style-name="P60">1.1.0</text:p>
          </table:table-cell>
          <table:table-cell table:style-name="Tabla10.A2" office:value-type="string">
            <text:p text:style-name="P60">SECUENCIA</text:p>
          </table:table-cell>
          <table:table-cell table:style-name="Tabla10.D2" office:value-type="string">
            <text:p text:style-name="P60">Trata una respuesta multiref para tratar las referencias y generar un mensaje sin formato multiref pero con toda la información.</text:p>
          </table:table-cell>
        </table:table-row>
        <table:table-row>
          <table:table-cell table:style-name="Tabla10.A2" office:value-type="string">
            <text:p text:style-name="P61">FP_AUTENTICAR_HTTP_BASIC</text:p>
          </table:table-cell>
          <table:table-cell table:style-name="Tabla10.A2" office:value-type="string">
            <text:p text:style-name="P60">1.1.0</text:p>
          </table:table-cell>
          <table:table-cell table:style-name="Tabla10.A2" office:value-type="string">
            <text:p text:style-name="P61">SECUENCIA</text:p>
            <text:p text:style-name="P61"/>
          </table:table-cell>
          <table:table-cell table:style-name="Tabla10.D2" office:value-type="string">
            <text:p text:style-name="P61">Añade las propiedades necesaria para realizar la autenticación contra un backend que necesite autenticación HTTP BASIC</text:p>
          </table:table-cell>
        </table:table-row>
      </table:table>
      <text:p text:style-name="P96"/>
      <text:p text:style-name="P97"><text:span text:style-name="T17">Para hacer uso de Framework PLATINA, solo tendremos que utilizar las secuencias ya desarrolladas que se suministran con el componente. Algunas de estas secuencias, necesitan disponer de una configuración inicial. A continuación se detalla el uso de cada una de estas funcionalidades así como la versión de inclusión.</text:span></text:p>
      <text:p text:style-name="P81"/>
      <text:h text:style-name="P101" text:outline-level="2"><text:bookmark-start text:name="__RefHeading___Toc2792_1133077952"/><text:span text:style-name="T17">Uso </text:span>FP_CAPTURAR_MENSAJE <text:bookmark-end text:name="__RefHeading___Toc2792_1133077952"/></text:h>
      <text:p text:style-name="P84"/>
      <text:p text:style-name="P83">Disponible desde versión: 1.0.0</text:p>
      <text:p text:style-name="P83"/>
      <text:p text:style-name="P82">Esta secuencia, cuando es invocada, guarda una copia del mensaje en el estado <text:span text:style-name="T36">en el que se encuentre</text:span> en el BAM. Para guardar el mensaje, tan solo tendremos que añadir la siguiente configuración a nuestro proxy en el punto que queramos guardar el mensaje:</text:p>
      <text:p text:style-name="P82"/>
      <text:p text:style-name="P83"><text:soft-page-break/></text:p>
      <text:p text:style-name="P36"><text:span text:style-name="T18">&lt;</text:span><text:span text:style-name="T21">sequence</text:span><text:span text:style-name="T24"> </text:span><text:span text:style-name="T26">key</text:span><text:span text:style-name="T29">=</text:span><text:span text:style-name="T32">"FP_CAPTURA_MENSAJE"</text:span><text:span text:style-name="T18">/&gt;</text:span></text:p>
      <text:p text:style-name="P81"/>
      <text:p text:style-name="P12"/>
      <text:h text:style-name="Heading_20_2" text:outline-level="2"><text:bookmark-start text:name="__RefHeading___Toc2794_1133077952"/>USO <text:span text:style-name="T37">FP_RECOPILAR_PROPIEDADES</text:span><text:bookmark-end text:name="__RefHeading___Toc2794_1133077952"/></text:h>
      <text:p text:style-name="P85"/>
      <text:p text:style-name="P85">Disponible desde versión: 1.0.0</text:p>
      <text:p text:style-name="P85"/>
      <text:p text:style-name="P85">Esta secuencia r<text:span text:style-name="T37">ecopila propiedades generales sobre el contexto, para poder ser utilizada en el resto de <text:s/>utilidades. </text:span>Estas propiedades son:</text:p>
      <text:p text:style-name="P85"/>
      <table:table table:name="Tabla7" table:style-name="Tabla7">
        <table:table-column table:style-name="Tabla7.A"/>
        <table:table-column table:style-name="Tabla7.B"/>
        <table:table-column table:style-name="Tabla7.C"/>
        <table:table-row>
          <table:table-cell table:style-name="Tabla7.A1" office:value-type="string">
            <text:p text:style-name="P54">Propiedad</text:p>
          </table:table-cell>
          <table:table-cell table:style-name="Tabla7.A1" office:value-type="string">
            <text:p text:style-name="P54">Versión</text:p>
          </table:table-cell>
          <table:table-cell table:style-name="Tabla7.C1" office:value-type="string">
            <text:p text:style-name="P54">Observaciones</text:p>
          </table:table-cell>
        </table:table-row>
        <table:table-row>
          <table:table-cell table:style-name="Tabla7.A11" office:value-type="string">
            <text:p text:style-name="Standard">USUARIO_WSS</text:p>
          </table:table-cell>
          <table:table-cell table:style-name="Tabla7.B2" office:value-type="string">
            <text:p text:style-name="P55">1.1.0</text:p>
          </table:table-cell>
          <table:table-cell table:style-name="Tabla7.C2" office:value-type="string">
            <text:p text:style-name="P55">En caso de que el servicio requiera autenticación utilizando WSS (Username), esta propiedad contendrá el usuario utilizado para la autenticación.</text:p>
          </table:table-cell>
        </table:table-row>
        <table:table-row>
          <table:table-cell table:style-name="Tabla7.A11" office:value-type="string">
            <text:p text:style-name="P55">ENTORNO</text:p>
          </table:table-cell>
          <table:table-cell table:style-name="Tabla7.B3" office:value-type="string">
            <text:p text:style-name="P55">1.1.0</text:p>
          </table:table-cell>
          <table:table-cell table:style-name="Tabla7.C3" office:value-type="string">
            <text:p text:style-name="P55">Esta propiedad hace referencia al entorno en el que se encuentra desplegado el proxy (PRUEBAS/PRODUCCIÓN por ejemplo)</text:p>
          </table:table-cell>
        </table:table-row>
        <table:table-row>
          <table:table-cell table:style-name="Tabla7.A11" office:value-type="string">
            <text:p text:style-name="P55">FORMATO_EMAIL</text:p>
          </table:table-cell>
          <table:table-cell table:style-name="Tabla7.B4" office:value-type="string">
            <text:p text:style-name="P55">1.1.0</text:p>
          </table:table-cell>
          <table:table-cell table:style-name="Tabla7.C4" office:value-type="string">
            <text:p text:style-name="P55">Formato en que se enviara las notificaciones por email. Cualquier valor distinto a HTML, las notificaciones se enviaran con texto plano.</text:p>
          </table:table-cell>
        </table:table-row>
        <table:table-row>
          <table:table-cell table:style-name="Tabla7.A11" office:value-type="string">
            <text:p text:style-name="P55">DESTINO</text:p>
          </table:table-cell>
          <table:table-cell table:style-name="Tabla7.B5" office:value-type="string">
            <text:p text:style-name="P55">1.0.0</text:p>
          </table:table-cell>
          <table:table-cell table:style-name="Tabla7.C5" office:value-type="string">
            <text:p text:style-name="P55">Donde se deben dirigir los mensajes. Equivalente a 'To'</text:p>
          </table:table-cell>
        </table:table-row>
        <table:table-row>
          <table:table-cell table:style-name="Tabla7.A11" office:value-type="string">
            <text:p text:style-name="P55">ACCION</text:p>
          </table:table-cell>
          <table:table-cell table:style-name="Tabla7.B6" office:value-type="string">
            <text:p text:style-name="P55">1.0.0</text:p>
          </table:table-cell>
          <table:table-cell table:style-name="Tabla7.C6" office:value-type="string">
            <text:p text:style-name="P55">SOAP_ACTION. Equivalente a 'Action'</text:p>
          </table:table-cell>
        </table:table-row>
        <table:table-row>
          <table:table-cell table:style-name="Tabla7.A11" office:value-type="string">
            <text:p text:style-name="P55">OPERACION</text:p>
          </table:table-cell>
          <table:table-cell table:style-name="Tabla7.B7" office:value-type="string">
            <text:p text:style-name="P55">1.0.0</text:p>
          </table:table-cell>
          <table:table-cell table:style-name="Tabla7.C7" office:value-type="string">
            <text:p text:style-name="P55">Nombre de la operación invocada. Equivalente a 'OperationName'</text:p>
          </table:table-cell>
        </table:table-row>
        <table:table-row>
          <table:table-cell table:style-name="Tabla7.A11" office:value-type="string">
            <text:p text:style-name="P55">ID_MENSAJE</text:p>
          </table:table-cell>
          <table:table-cell table:style-name="Tabla7.B8" office:value-type="string">
            <text:p text:style-name="P55">1.0.0</text:p>
          </table:table-cell>
          <table:table-cell table:style-name="Tabla7.C8" office:value-type="string">
            <text:p text:style-name="P55">ID del mensaje. Equivalente a 'MessageID'</text:p>
          </table:table-cell>
        </table:table-row>
        <table:table-row>
          <table:table-cell table:style-name="Tabla7.A11" office:value-type="string">
            <text:p text:style-name="P55">RESPONDER_A</text:p>
          </table:table-cell>
          <table:table-cell table:style-name="Tabla7.B9" office:value-type="string">
            <text:p text:style-name="P55">1.0.0</text:p>
          </table:table-cell>
          <table:table-cell table:style-name="Tabla7.C9" office:value-type="string">
            <text:p text:style-name="P55">Donde se debe dirigir los mensajes de respuesta. Equivalente a 'ReplyTo'</text:p>
          </table:table-cell>
        </table:table-row>
        <table:table-row>
          <table:table-cell table:style-name="Tabla7.A10" office:value-type="string">
            <text:p text:style-name="P55">FECHA</text:p>
          </table:table-cell>
          <table:table-cell table:style-name="Tabla7.B10" office:value-type="string">
            <text:p text:style-name="P55">1.0.0</text:p>
          </table:table-cell>
          <table:table-cell table:style-name="Tabla7.C10" office:value-type="string">
            <text:p text:style-name="P55">Fecha en formato dd/MM/yyyy HH:mm:ss z</text:p>
          </table:table-cell>
        </table:table-row>
        <table:table-row>
          <table:table-cell table:style-name="Tabla7.A11" office:value-type="string">
            <text:p text:style-name="P55">HOST_REMOTO</text:p>
          </table:table-cell>
          <table:table-cell table:style-name="Tabla7.B11" office:value-type="string">
            <text:p text:style-name="P55">1.0.0</text:p>
          </table:table-cell>
          <table:table-cell table:style-name="Tabla7.C11" office:value-type="string">
            <text:p text:style-name="P55">Host remoto que invoca el servicio.</text:p>
          </table:table-cell>
        </table:table-row>
      </table:table>
      <text:p text:style-name="P85"/>
      <text:p text:style-name="P12"/>
      <text:p text:style-name="P13"/>
      <text:p text:style-name="P76">Esta secuencia debe incluirse al inicio de la secuencia de entrada en todos los proxys que utilicen FP. Para utilizarlo basta con incluir:</text:p>
      <text:p text:style-name="P76"><text:soft-page-break/></text:p>
      <text:p text:style-name="P37"><text:span text:style-name="T18">&lt;</text:span><text:span text:style-name="T21">sequence</text:span><text:span text:style-name="T24"> </text:span><text:span text:style-name="T26">key</text:span><text:span text:style-name="T29">=</text:span><text:span text:style-name="T32">"FP_RECOPILAR_PROPIEDADES"</text:span><text:span text:style-name="T18">/&gt;</text:span></text:p>
      <text:p text:style-name="P76"/>
      <text:p text:style-name="Text_20_body"/>
      <text:p text:style-name="P11"/>
      <text:h text:style-name="Heading_20_2" text:outline-level="2"><text:bookmark-start text:name="__RefHeading___Toc3072_1133077952"/>USO <text:span text:style-name="T38">FP_NOTIFICACION_ERROR</text:span><text:bookmark-end text:name="__RefHeading___Toc3072_1133077952"/></text:h>
      <text:p text:style-name="P77"/>
      <text:p text:style-name="P78">Disponible desde versión: 1.0.0</text:p>
      <text:p text:style-name="P78"/>
      <text:p text:style-name="P87">Esta secuencia tiene como objetivo notificar de los errores que se produzcan. La notificación se realizará vía email, y se puede elegir entre mandar el email formateado en HTML o en texto plano. Adicionalmente, se guardará en BAM una copia del mensaje que ha provocado el error. El stream del BAM que se utilizará será “NOTIFICACIONES_ERROR”. <text:span text:style-name="T39">Para su utilización, requerirá que se defina previa invocación a la secuencia, las siguientes propiedades:</text:span></text:p>
      <text:p text:style-name="P87"/>
      <table:table table:name="Tabla8" table:style-name="Tabla8">
        <table:table-column table:style-name="Tabla8.A"/>
        <table:table-column table:style-name="Tabla8.B"/>
        <table:table-column table:style-name="Tabla8.C"/>
        <table:table-row>
          <table:table-cell table:style-name="Tabla8.A1" office:value-type="string">
            <text:p text:style-name="P56">Propiedad</text:p>
          </table:table-cell>
          <table:table-cell table:style-name="Tabla8.A1" office:value-type="string">
            <text:p text:style-name="P56">Version</text:p>
          </table:table-cell>
          <table:table-cell table:style-name="Tabla8.C1" office:value-type="string">
            <text:p text:style-name="P56">Observaciones</text:p>
          </table:table-cell>
        </table:table-row>
        <table:table-row>
          <table:table-cell table:style-name="Tabla8.A3" office:value-type="string">
            <text:p text:style-name="P88">EMAIL_NOTIFICACION</text:p>
          </table:table-cell>
          <table:table-cell table:style-name="Tabla8.B3" office:value-type="string">
            <text:p text:style-name="P56">1.0.0</text:p>
          </table:table-cell>
          <table:table-cell table:style-name="Tabla8.C3" office:value-type="string">
            <text:p text:style-name="P88">Email principal al que le llegarán las notificaciones</text:p>
          </table:table-cell>
        </table:table-row>
        <table:table-row>
          <table:table-cell table:style-name="Tabla8.A3" office:value-type="string">
            <text:p text:style-name="P94">MSJ_NOTIFICACION</text:p>
          </table:table-cell>
          <table:table-cell table:style-name="Tabla8.B3" office:value-type="string">
            <text:p text:style-name="P58">1.0.0</text:p>
          </table:table-cell>
          <table:table-cell table:style-name="Tabla8.C3" office:value-type="string">
            <text:p text:style-name="P94">Hace referencia al asunto que aparecerá en el email.</text:p>
          </table:table-cell>
        </table:table-row>
        <table:table-row>
          <table:table-cell table:style-name="Tabla8.A4" office:value-type="string">
            <text:p text:style-name="P88">COPIA</text:p>
          </table:table-cell>
          <table:table-cell table:style-name="Tabla8.B4" office:value-type="string">
            <text:p text:style-name="P56">1.1.0</text:p>
          </table:table-cell>
          <table:table-cell table:style-name="Tabla8.C4" office:value-type="string">
            <text:p text:style-name="P88">Lista de emails (puede ser un único email) separados por ',' que recibirán una copia de la notificación</text:p>
          </table:table-cell>
        </table:table-row>
      </table:table>
      <text:p text:style-name="P87"/>
      <text:p text:style-name="P88">Así que antes de invocar esta secuencia, habría que indicar las propiedades ya descritas en el proxy de la siguiente forma:</text:p>
      <text:p text:style-name="P88"/>
      <text:p text:style-name="P38"><text:span text:style-name="T20">&lt;</text:span><text:span text:style-name="T23">property</text:span><text:span text:style-name="T25"> </text:span><text:span text:style-name="T28">name</text:span><text:span text:style-name="T31">=</text:span><text:span text:style-name="T34">"EMAIL_NOTIFICACION"</text:span><text:span text:style-name="T25"> </text:span><text:span text:style-name="T28">value</text:span><text:span text:style-name="T31">=</text:span><text:span text:style-name="T34">"usuario1@juntadeandalucia.es"</text:span><text:span text:style-name="T25"> </text:span><text:span text:style-name="T28">scope</text:span><text:span text:style-name="T31">=</text:span><text:span text:style-name="T34">"default"</text:span><text:span text:style-name="T25"> </text:span><text:span text:style-name="T28">type</text:span><text:span text:style-name="T31">=</text:span><text:span text:style-name="T34">"STRING"</text:span><text:span text:style-name="T20">/&gt;</text:span></text:p>
      <text:p text:style-name="P45"><text:span text:style-name="T31"/></text:p>
      <text:p text:style-name="P45"><text:span text:style-name="T20">&lt;</text:span><text:span text:style-name="T23">property</text:span><text:span text:style-name="T25"> </text:span><text:span text:style-name="T28">name</text:span><text:span text:style-name="T31">=</text:span><text:span text:style-name="T34">"COPIA"</text:span><text:span text:style-name="T25"> </text:span><text:span text:style-name="T28">value</text:span><text:span text:style-name="T31">=</text:span><text:span text:style-name="T34">"</text:span><text:span text:style-name="T35">usuario2@juntadeandalucia.es,usuario3@juntadeandalucia.es</text:span><text:span text:style-name="T34">"</text:span><text:span text:style-name="T25"> </text:span><text:span text:style-name="T28">scope</text:span><text:span text:style-name="T31">=</text:span><text:span text:style-name="T34">"default"</text:span><text:span text:style-name="T25"> </text:span><text:span text:style-name="T28">type</text:span><text:span text:style-name="T31">=</text:span><text:span text:style-name="T34">"STRING"</text:span><text:span text:style-name="T20">/&gt;</text:span></text:p>
      <text:p text:style-name="P45"><text:span text:style-name="T20"/></text:p>
      <text:p text:style-name="P45"><text:span text:style-name="T18">&lt;</text:span><text:span text:style-name="T21">property</text:span><text:span text:style-name="T24"> </text:span><text:span text:style-name="T26">name</text:span><text:span text:style-name="T29">=</text:span><text:span text:style-name="T32">"MSJ_NOTIFICACION"</text:span><text:span text:style-name="T24"> </text:span><text:span text:style-name="T26">expression</text:span><text:span text:style-name="T29">=</text:span><text:span text:style-name="T32">"fn:concat('Error en operacion ', get-property('OPERACION'))"</text:span><text:span text:style-name="T24"> </text:span><text:span text:style-name="T26">scope</text:span><text:span text:style-name="T29">=</text:span><text:span text:style-name="T32">"default"</text:span><text:span text:style-name="T24"> </text:span><text:span text:style-name="T26">type</text:span><text:span text:style-name="T29">=</text:span><text:span text:style-name="T32">"STRING"</text:span><text:span text:style-name="T18">/&gt;</text:span></text:p>
      <text:p text:style-name="P45"><text:span text:style-name="T20"/></text:p>
      <text:p text:style-name="Standard"><text:soft-page-break/></text:p>
      <text:p text:style-name="P88"/>
      <text:p text:style-name="P88">Se ha comentado que se puede controlar el formato en el que se enviará el email (HTML o texto plano). Por defecto se envía en formato HTML. Si se quiere cambiar el formato, será necesario modificar la secuencia FP_RECOPILAR_PROPIEDADES y modificar el valor de la propiedad FORMATO_EMAIL.</text:p>
      <text:p text:style-name="P88"/>
      <text:p text:style-name="P38"><text:span text:style-name="T18">&lt;</text:span><text:span text:style-name="T21">property</text:span><text:span text:style-name="T24"> </text:span><text:span text:style-name="T26">name</text:span><text:span text:style-name="T29">=</text:span><text:span text:style-name="T32">"FORMATO_EMAIL"</text:span><text:span text:style-name="T24"> </text:span><text:span text:style-name="T26">value</text:span><text:span text:style-name="T29">=</text:span><text:span text:style-name="T32">"HTML"</text:span><text:span text:style-name="T24"> </text:span><text:span text:style-name="T26">scope</text:span><text:span text:style-name="T29">=</text:span><text:span text:style-name="T32">"default"</text:span><text:span text:style-name="T24"> </text:span><text:span text:style-name="T26">type</text:span><text:span text:style-name="T29">=</text:span><text:span text:style-name="T32">"STRING"</text:span><text:span text:style-name="T18">/&gt;</text:span></text:p>
      <text:p text:style-name="P88"/>
      <text:p text:style-name="P88">Cualquier valor no nulo distinto a HTML provocará que se envíe en texto plano.</text:p>
      <text:p text:style-name="P88"/>
      <text:p text:style-name="P89">Para invocar la secuencia bastará con incluir:</text:p>
      <text:p text:style-name="P89"/>
      <text:p text:style-name="P39"><text:span text:style-name="T18">&lt;</text:span><text:span text:style-name="T21">sequence</text:span><text:span text:style-name="T24"> </text:span><text:span text:style-name="T26">key</text:span><text:span text:style-name="T29">=</text:span><text:span text:style-name="T32">"FP_CAPTURA_MENSAJE"</text:span><text:span text:style-name="T18">/&gt;</text:span></text:p>
      <text:p text:style-name="P89"/>
      <text:p text:style-name="Text_20_body"/>
      <text:p text:style-name="P89">Al tratarse de una secuencia que notifica errores, normalmente se utilizará o bien en la secuencia de errores por defecto (&lt;faultSequence&gt;) o en la secuencia que se indique mediante la propiedad onError (&lt;sequence name=”secuencia” onError=”SecuenciaError” /&gt;). </text:p>
      <text:p text:style-name="P89"/>
      <text:p text:style-name="P90"><text:span text:style-name="T40">También es recomendable utilizar la propiedad </text:span>FORCE_ERROR_ON_SOAP_FAULT, <text:span text:style-name="T40">que provocará el salto a la secuencia de error por defecto en caso de que el servidor responda con un mensaje SOAP-FAULT. Para ello, bastará con incluir la siguiente propiedad en el proxy con valor establecido a “true”:</text:span></text:p>
      <text:p text:style-name="P90"/>
      <text:p text:style-name="P40"><text:span text:style-name="T18">&lt;</text:span><text:span text:style-name="T21">property</text:span><text:span text:style-name="T24"> </text:span><text:span text:style-name="T26">name</text:span><text:span text:style-name="T29">=</text:span><text:span text:style-name="T32">"FORCE_ERROR_ON_SOAP_FAULT"</text:span><text:span text:style-name="T24"> </text:span><text:span text:style-name="T26">value</text:span><text:span text:style-name="T29">=</text:span><text:span text:style-name="T32">"true"</text:span><text:span text:style-name="T24"> </text:span><text:span text:style-name="T26">scope</text:span><text:span text:style-name="T29">=</text:span><text:span text:style-name="T32">"default"</text:span><text:span text:style-name="T24"> </text:span><text:span text:style-name="T26">type</text:span><text:span text:style-name="T29">=</text:span><text:span text:style-name="T32">"STRING"</text:span><text:span text:style-name="T18">/&gt;</text:span></text:p>
      <text:p text:style-name="P90"/>
      <text:p text:style-name="P88"/>
      <text:p text:style-name="P70">NOTA: Se necesita tener activado y configurado correctamente el transporte 'mailto' <text:span text:style-name="T41">para que funcionen las notificaciones por email. </text:span><text:s/><text:span text:style-name="T41">El proyecto PLATINA, dispone de un documento, “Cambios configuración componentes PLATINA.pdf” donde se describe como activar y configurar dichos componentes.</text:span></text:p>
      <text:p text:style-name="P70"/>
      <text:p text:style-name="P70"/>
      <text:h text:style-name="Heading_20_2" text:outline-level="2"><text:bookmark-start text:name="__RefHeading___Toc3324_1133077952"/><text:soft-page-break/>USO <text:span text:style-name="T42">FP_MULTIREF_PLAIN</text:span><text:bookmark-end text:name="__RefHeading___Toc3324_1133077952"/></text:h>
      <text:p text:style-name="Text_20_body"/>
      <text:p text:style-name="P86">Disponible desde versión: 1.<text:span text:style-name="T43">1.0</text:span></text:p>
      <text:p text:style-name="P86"/>
      <text:p text:style-name="P91">Esta secuencia procesa un mensaje multiref y construye uno con la misma información, pero sin tener las referencias, ya que el contenido de las referencias lo inyecta en cada uno de los campos referenciados.</text:p>
      <text:p text:style-name="P91"/>
      <text:p text:style-name="P91">Para utilizar la secuencia, incluir:</text:p>
      <text:p text:style-name="P91"/>
      <text:p text:style-name="P41"><text:span text:style-name="T19">&lt;</text:span><text:span text:style-name="T22">sequence</text:span><text:span text:style-name="T6"> </text:span><text:span text:style-name="T27">key</text:span><text:span text:style-name="T30">=</text:span><text:span text:style-name="T33">"</text:span><text:span text:style-name="T32">FP_MULTIREF_PLAIN</text:span><text:span text:style-name="T33">"</text:span><text:span text:style-name="T19">/&gt;</text:span></text:p>
      <text:p text:style-name="P71"/>
      <text:p text:style-name="Text_20_body"/>
      <text:h text:style-name="Heading_20_2" text:outline-level="2"><text:bookmark-start text:name="__RefHeading___Toc3326_1133077952"/>USO <text:span text:style-name="T38">FP_AUTENTICAR_HTTP_BASIC</text:span><text:bookmark-end text:name="__RefHeading___Toc3326_1133077952"/></text:h>
      <text:p text:style-name="P92"/>
      <text:p text:style-name="P86">Disponible desde versión: 1.<text:span text:style-name="T43">1.0</text:span></text:p>
      <text:p text:style-name="P86"/>
      <text:p text:style-name="P93">Esta secuencia permite realizar el proceso de autenticación contra un backend que utilice desafío HTTP BASIC. <text:span text:style-name="T44">Previo a la utilización de la secuencia, habrá que introducir dos propiedades para indicar el nombre de usuario y el passwd a utilizar. Posteriormente, se podrá invocar la secuencia para que realicen la autenticación con las credenciales suministradas. Las dos propiedades que hay que introducir son:</text:span></text:p>
      <text:p text:style-name="P93"/>
      <table:table table:name="Tabla9" table:style-name="Tabla9">
        <table:table-column table:style-name="Tabla9.A"/>
        <table:table-column table:style-name="Tabla9.B"/>
        <table:table-row>
          <table:table-cell table:style-name="Tabla9.A1" office:value-type="string">
            <text:p text:style-name="P57">Propiedad</text:p>
          </table:table-cell>
          <table:table-cell table:style-name="Tabla9.B1" office:value-type="string">
            <text:p text:style-name="P57">Observaciones</text:p>
          </table:table-cell>
        </table:table-row>
        <table:table-row>
          <table:table-cell table:style-name="Tabla9.A2" office:value-type="string">
            <text:p text:style-name="Standard">USUARIO_HTTP</text:p>
          </table:table-cell>
          <table:table-cell table:style-name="Tabla9.B2" office:value-type="string">
            <text:p text:style-name="P57">Nombre de usuario</text:p>
          </table:table-cell>
        </table:table-row>
        <table:table-row>
          <table:table-cell table:style-name="Tabla9.A3" office:value-type="string">
            <text:p text:style-name="P57">PASSWORD_HTTP</text:p>
          </table:table-cell>
          <table:table-cell table:style-name="Tabla9.B3" office:value-type="string">
            <text:p text:style-name="P57">Contraseña del usuario</text:p>
          </table:table-cell>
        </table:table-row>
      </table:table>
      <text:p text:style-name="P93"/>
      <text:p text:style-name="P42"><text:span text:style-name="T29"><text:s/></text:span><text:span text:style-name="T18">&lt;</text:span><text:span text:style-name="T21">property</text:span><text:span text:style-name="T24"> </text:span><text:span text:style-name="T26">name</text:span><text:span text:style-name="T29">=</text:span><text:span text:style-name="T32">"USUARIO_HTTP"</text:span><text:span text:style-name="T24"> </text:span><text:span text:style-name="T26">value</text:span><text:span text:style-name="T29">=</text:span><text:span text:style-name="T32">"user"</text:span><text:span text:style-name="T24"> </text:span><text:span text:style-name="T26">scope</text:span><text:span text:style-name="T29">=</text:span><text:span text:style-name="T32">"default"</text:span><text:span text:style-name="T24"> </text:span><text:span text:style-name="T26">type</text:span><text:span text:style-name="T29">=</text:span><text:span text:style-name="T32">"STRING"</text:span><text:span text:style-name="T18">/&gt;</text:span></text:p>
      <text:p text:style-name="P42"><text:span text:style-name="T29"><text:s/></text:span><text:span text:style-name="T18">&lt;</text:span><text:span text:style-name="T21">property</text:span><text:span text:style-name="T24"> </text:span><text:span text:style-name="T26">name</text:span><text:span text:style-name="T29">=</text:span><text:span text:style-name="T32">"PASSWORD_HTTP"</text:span><text:span text:style-name="T24"> </text:span><text:span text:style-name="T26">value</text:span><text:span text:style-name="T29">=</text:span><text:span text:style-name="T32">"pas"</text:span><text:span text:style-name="T24"> </text:span><text:span text:style-name="T26">scope</text:span><text:span text:style-name="T29">=</text:span><text:span text:style-name="T32">"default"</text:span><text:span text:style-name="T24"> </text:span><text:span text:style-name="T26">type</text:span><text:span text:style-name="T29">=</text:span><text:span text:style-name="T32">"STRING"</text:span><text:span text:style-name="T18">/&gt;</text:span></text:p>
      <text:p text:style-name="P42"><text:span text:style-name="T18"/></text:p>
      <text:p text:style-name="P95"/>
      <text:p text:style-name="P95">Para utilizar la secuencia de autenticación, incluir:</text:p>
      <text:p text:style-name="P95"/>
      <text:p text:style-name="P43"><text:span text:style-name="T19">&lt;</text:span><text:span text:style-name="T22">sequence</text:span><text:span text:style-name="T6"> </text:span><text:span text:style-name="T27">key</text:span><text:span text:style-name="T30">=</text:span><text:span text:style-name="T33">"FP_AUTENTICAR_HTTP_BASIC"</text:span><text:span text:style-name="T19">/&gt;</text:span></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ucida Grande" svg:font-family="'Lucida Grande', 'Lucida Sans', 'Microsoft Sans Serif', 'Lucida Sans Unicode', Verdana, Sans-serif, 'trebuchet ms'"/>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Monospace" svg:font-family="Monospace" style:font-adornments="Predeterminado"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loext: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loext: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loext: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loext: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loext: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loext: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loext: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loext: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loext: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loext: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Standard">
      <style:text-properties officeooo:paragraph-rsid="009cb863"/>
    </style:style>
    <style:style style:name="M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1"><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Framework PLATINA</text:subject></text:p>
              <text:p text:style-name="MP3"/>
            </table:table-cell>
            <table:table-cell table:style-name="Tabla2.C1" office:value-type="string">
              <text:p text:style-name="MP4">Consejería de Hacienda y Administración Pública</text:p>
            </table:table-cell>
          </table:table-row>
        </table:table>
        <text:p text:style-name="MP5"/>
      </style:header>
      <style:footer>
        <text:p text:style-name="MP6"><text:span text:style-name="MT1"><text:tab/></text:span>Página <text:page-number text:select-page="current">12</text:page-number> de <text:page-count>1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9</meta:editing-cycles>
    <meta:editing-duration>P7DT20H28M3S</meta:editing-duration>
    <dc:title>Framework PLATINA</dc:title>
    <dc:date>2012-04-11T16:39:24</dc:date>
    <meta:generator>LibreOffice/4.4.2.2$Linux_X86_64 LibreOffice_project/40m0$Build-2</meta:generator>
    <dc:subject>Framework PLATINA</dc:subject>
    <meta:print-date>2010-09-29T19:12:54</meta:print-date>
    <meta:keyword>1.0</meta:keyword>
    <meta:document-statistic meta:table-count="9" meta:image-count="3" meta:object-count="0" meta:page-count="12" meta:paragraph-count="198" meta:word-count="1485" meta:character-count="10606" meta:non-whitespace-character-count="9305"/>
    <meta:user-defined meta:name="Autor">Juan Antonio Campano Berlanga</meta:user-defined>
    <meta:user-defined meta:name="Departamento">Unidad de Proyectos de Sistemas Horizontales</meta:user-defined>
    <meta:user-defined meta:name="Versión del Producto">&lt;Versión del Producto&gt;</meta:user-defined>
  </office:meta>
</office:document-meta>
</file>